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2e70" officeooo:paragraph-rsid="00142e70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0c1b" officeooo:paragraph-rsid="00150c1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6a46a" officeooo:paragraph-rsid="0016a46a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8d5b2" officeooo:paragraph-rsid="0018d5b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1e48" officeooo:paragraph-rsid="001a1e4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b9eef" officeooo:paragraph-rsid="001ec05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b7a4" officeooo:paragraph-rsid="001db7a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b0b5" officeooo:paragraph-rsid="001fb0b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21e0d" officeooo:paragraph-rsid="00221e0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45558" officeooo:paragraph-rsid="00245558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7fa3f" officeooo:paragraph-rsid="0027fa3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d5706" officeooo:paragraph-rsid="002d570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f0043" officeooo:paragraph-rsid="002f0043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7fa3f" officeooo:paragraph-rsid="0027fa3f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9d640" officeooo:paragraph-rsid="0029d640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3d3cab" officeooo:paragraph-rsid="003d3cab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3d575e" officeooo:paragraph-rsid="003d575e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57971e" officeooo:paragraph-rsid="0057971e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5afff7" officeooo:paragraph-rsid="005afff7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51680" officeooo:paragraph-rsid="00351680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6239d" officeooo:paragraph-rsid="0036239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6f517" officeooo:paragraph-rsid="0036f517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3f1112" officeooo:paragraph-rsid="003f1112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410c17" officeooo:paragraph-rsid="00410c17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4669e1" officeooo:paragraph-rsid="004669e1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4ad8aa" officeooo:paragraph-rsid="004ad8aa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4c2996" officeooo:paragraph-rsid="004c2996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4d950b" officeooo:paragraph-rsid="004d950b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4e21e2" officeooo:paragraph-rsid="004e21e2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4ed6af" officeooo:paragraph-rsid="004ed6af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normal" officeooo:rsid="0050a757" officeooo:paragraph-rsid="0050a757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normal" officeooo:rsid="005282cd" officeooo:paragraph-rsid="005282cd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normal" officeooo:rsid="00538918" officeooo:paragraph-rsid="00538918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weight="normal" officeooo:rsid="00541da4" officeooo:paragraph-rsid="00541da4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weight="normal" officeooo:rsid="0055b8ed" officeooo:paragraph-rsid="0055b8ed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weight="normal" officeooo:rsid="005760b5" officeooo:paragraph-rsid="005760b5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42da92" officeooo:paragraph-rsid="0042da92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47be80" officeooo:paragraph-rsid="0047be80"/>
    </style:style>
    <style:style style:name="T1" style:family="text">
      <style:text-properties officeooo:rsid="0015814b"/>
    </style:style>
    <style:style style:name="T2" style:family="text">
      <style:text-properties officeooo:rsid="001ec053"/>
    </style:style>
    <style:style style:name="T3" style:family="text">
      <style:text-properties officeooo:rsid="00210e38"/>
    </style:style>
    <style:style style:name="T4" style:family="text">
      <style:text-properties officeooo:rsid="00240165"/>
    </style:style>
    <style:style style:name="T5" style:family="text">
      <style:text-properties officeooo:rsid="00290f8d"/>
    </style:style>
    <style:style style:name="T6" style:family="text">
      <style:text-properties officeooo:rsid="002c7ef2"/>
    </style:style>
    <style:style style:name="T7" style:family="text">
      <style:text-properties officeooo:rsid="003066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04af" style:font-weight-asian="bold" style:font-weight-complex="bold"/>
    </style:style>
    <style:style style:name="T10" style:family="text">
      <style:text-properties fo:font-weight="bold" officeooo:rsid="00327860" style:font-weight-asian="bold" style:font-weight-complex="bold"/>
    </style:style>
    <style:style style:name="T11" style:family="text">
      <style:text-properties officeooo:rsid="003204af"/>
    </style:style>
    <style:style style:name="T12" style:family="text">
      <style:text-properties officeooo:rsid="0038cea0"/>
    </style:style>
    <style:style style:name="T13" style:family="text">
      <style:text-properties officeooo:rsid="003f1112"/>
    </style:style>
    <style:style style:name="T14" style:family="text">
      <style:text-properties officeooo:rsid="00463bec"/>
    </style:style>
    <style:style style:name="T15" style:family="text">
      <style:text-properties officeooo:rsid="004f62f3"/>
    </style:style>
    <style:style style:name="T16" style:family="text">
      <style:text-properties officeooo:rsid="00573cda"/>
    </style:style>
    <style:style style:name="T17" style:family="text">
      <style:text-properties officeooo:rsid="0058d1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9</text:p>
      <text:p text:style-name="P1"/>
      <text:list xml:id="list3111669272" text:style-name="L1">
        <text:list-item>
          <text:p text:style-name="P2">Process of assembly</text:p>
          <text:list>
            <text:list-item>
              <text:p text:style-name="P2">ASM <text:span text:style-name="T1">program</text:span></text:p>
            </text:list-item>
            <text:list-item>
              <text:p text:style-name="P3">Assemble </text:p>
              <text:list>
                <text:list-item>
                  <text:p text:style-name="P4">Object files </text:p>
                </text:list-item>
              </text:list>
            </text:list-item>
            <text:list-item>
              <text:p text:style-name="P4">Link object files </text:p>
              <text:list>
                <text:list-item>
                  <text:p text:style-name="P4">Get executable </text:p>
                </text:list-item>
              </text:list>
            </text:list-item>
          </text:list>
        </text:list-item>
        <text:list-item>
          <text:p text:style-name="P5">In an object file </text:p>
          <text:list>
            <text:list-item>
              <text:p text:style-name="P6">Text block </text:p>
              <text:list>
                <text:list-item>
                  <text:p text:style-name="P6"><text:span text:style-name="T2">Machine code </text:span><text:tab/></text:p>
                </text:list-item>
              </text:list>
            </text:list-item>
            <text:list-item>
              <text:p text:style-name="P7">Data block</text:p>
              <text:list>
                <text:list-item>
                  <text:p text:style-name="P8">Mapping of what we want to put in memory at runti<text:span text:style-name="T3">me </text:span></text:p>
                </text:list-item>
              </text:list>
            </text:list-item>
            <text:list-item>
              <text:p text:style-name="P10">Tables</text:p>
            </text:list-item>
          </text:list>
        </text:list-item>
        <text:list-item>
          <text:p text:style-name="P9">In executable file </text:p>
          <text:list>
            <text:list-item>
              <text:p text:style-name="P9">Text block </text:p>
              <text:list>
                <text:list-item>
                  <text:p text:style-name="P9">Machine language for the program </text:p>
                </text:list-item>
              </text:list>
            </text:list-item>
            <text:list-item>
              <text:p text:style-name="P9">Data <text:span text:style-name="T4">block</text:span></text:p>
            </text:list-item>
            <text:list-item>
              <text:p text:style-name="P10">Tables </text:p>
            </text:list-item>
          </text:list>
        </text:list-item>
        <text:list-item>
          <text:p text:style-name="P14">Assembler</text:p>
          <text:list>
            <text:list-item>
              <text:p text:style-name="P15">2-pass <text:span text:style-name="T6">a</text:span>ssembler <text:span text:style-name="T7">(know this for the exam) </text:span></text:p>
              <text:list>
                <text:list-item>
                  <text:p text:style-name="P11">Searches for labels in the first pass and then <text:span text:style-name="T5">translates each line in the second pass of a file </text:span></text:p>
                </text:list-item>
                <text:list-item>
                  <text:p text:style-name="P12">Pass 1</text:p>
                  <text:list>
                    <text:list-item>
                      <text:p text:style-name="P12">Find the address for all the labels </text:p>
                      <text:list>
                        <text:list-item>
                          <text:p text:style-name="P13">Put them in the symbol table </text:p>
                        </text:list-item>
                      </text:list>
                    </text:list-item>
                    <text:list-item>
                      <text:p text:style-name="P13">Builds the <text:span text:style-name="T8">symbol table </text:span><text:span text:style-name="T9">(make sure to know what the symbol table is </text:span><text:span text:style-name="T10">comprised of</text:span><text:span text:style-name="T9">)</text:span></text:p>
                    </text:list-item>
                    <text:list-item>
                      <text:p text:style-name="P23">Extra</text:p>
                      <text:list>
                        <text:list-item>
                          <text:p text:style-name="P25">These two occur in parallel </text:p>
                        </text:list-item>
                        <text:list-item>
                          <text:p text:style-name="P23">Lexical analysis (tokenizing lines) </text:p>
                        </text:list-item>
                        <text:list-item>
                          <text:p text:style-name="P23">Syntax analysis </text:p>
                          <text:list>
                            <text:list-item>
                              <text:p text:style-name="P24">Making sure that opcodes are correct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Pass <text:span text:style-name="T11">2</text:span></text:p>
                  <text:list>
                    <text:list-item>
                      <text:p text:style-name="P20">Builds the object module (OM)</text:p>
                      <text:list>
                        <text:list-item>
                          <text:p text:style-name="P21">Converts code into ML </text:p>
                        </text:list-item>
                        <text:list-item>
                          <text:p text:style-name="P22">Defines the space <text:span text:style-name="T12">in the data section </text:span></text:p>
                        </text:list-item>
                      </text:list>
                    </text:list-item>
                    <text:list-item>
                      <text:p text:style-name="P37">Extra </text:p>
                      <text:list>
                        <text:list-item>
                          <text:p text:style-name="P38">Also done in parallel </text:p>
                        </text:list-item>
                        <text:list-item>
                          <text:p text:style-name="P37">Semantic analysis </text:p>
                          <text:list>
                            <text:list-item>
                              <text:p text:style-name="P37">Checking that number of operands are correct <text:span text:style-name="T14">as well as the type (register vs constant)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We don’t have to do syntax checking and semantic checking, but it is nice</text:p>
                  <text:list>
                    <text:list-item>
                      <text:p text:style-name="P17">We have to do the things in pass 1 and pass 2 <text:span text:style-name="T13">that aren’t marked as extra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[label:][opcode[operand][,operand]...[# comment]</text:p>
        </text:list-item>
        <text:list-item>
          <text:p text:style-name="P27">foo:<text:tab/>addi $s0, $zero, 1<text:tab/>#hi mom</text:p>
          <text:list>
            <text:list-item>
              <text:p text:style-name="P28">foo – str</text:p>
            </text:list-item>
            <text:list-item>
              <text:p text:style-name="P28">: - pun</text:p>
            </text:list-item>
            <text:list-item>
              <text:p text:style-name="P28">addi – str</text:p>
            </text:list-item>
            <text:list-item>
              <text:p text:style-name="P28"><text:soft-page-break/>$ - pun </text:p>
            </text:list-item>
            <text:list-item>
              <text:p text:style-name="P28">s0 – str</text:p>
            </text:list-item>
            <text:list-item>
              <text:p text:style-name="P28">, - pun</text:p>
            </text:list-item>
            <text:list-item>
              <text:p text:style-name="P28">$ - pun</text:p>
            </text:list-item>
            <text:list-item>
              <text:p text:style-name="P28">zero <text:s/>- str</text:p>
            </text:list-item>
            <text:list-item>
              <text:p text:style-name="P28">, - pun </text:p>
            </text:list-item>
            <text:list-item>
              <text:p text:style-name="P28">1 – str</text:p>
            </text:list-item>
            <text:list-item>
              <text:p text:style-name="P28"># - pun </text:p>
            </text:list-item>
            <text:list-item>
              <text:p text:style-name="P28">hi – str</text:p>
            </text:list-item>
            <text:list-item>
              <text:p text:style-name="P28">mom – str </text:p>
            </text:list-item>
          </text:list>
        </text:list-item>
        <text:list-item>
          <text:p text:style-name="P29">If there is a colon, we know it’s a label </text:p>
        </text:list-item>
        <text:list-item>
          <text:p text:style-name="P30">We know the next string is an opcode <text:span text:style-name="T15">(or a dot directive if we have a dot) </text:span></text:p>
        </text:list-item>
        <text:list-item>
          <text:p text:style-name="P31">We know the next item must be an operand </text:p>
          <text:list>
            <text:list-item>
              <text:p text:style-name="P31">Once we see dollar sign, we know it’s a register operand </text:p>
            </text:list-item>
          </text:list>
        </text:list-item>
        <text:list-item>
          <text:p text:style-name="P32">If we see a comma, we know there must be another operand </text:p>
          <text:list>
            <text:list-item>
              <text:p text:style-name="P33">See dollar sign again, we know it’s a register operand </text:p>
            </text:list-item>
          </text:list>
        </text:list-item>
        <text:list-item>
          <text:p text:style-name="P33">Another comma, another operand </text:p>
          <text:list>
            <text:list-item>
              <text:p text:style-name="P33">Since there is no dollar sign, we know it’s an immediate </text:p>
            </text:list-item>
          </text:list>
        </text:list-item>
        <text:list-item>
          <text:p text:style-name="P34">If we see a pound sign, everything after is a comment <text:tab/></text:p>
          <text:list>
            <text:list-item>
              <text:p text:style-name="P35">Our assembler keeps the comment, <text:span text:style-name="T16">but most wouldn’t </text:span></text:p>
              <text:list>
                <text:list-item>
                  <text:p text:style-name="P36">Ours does this to make debugging easier</text:p>
                </text:list-item>
              </text:list>
            </text:list-item>
          </text:list>
        </text:list-item>
        <text:list-item>
          <text:p text:style-name="P18">All of this was syntax checking <text:span text:style-name="T17">^ </text:span></text:p>
          <text:list>
            <text:list-item>
              <text:p text:style-name="P19">Also, we do all of this in parallel without converting to pun and str and then to meaningful da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3:27:21.469741673</meta:creation-date>
    <dc:date>2018-03-02T14:10:52.932216221</dc:date>
    <meta:editing-duration>PT43M3S</meta:editing-duration>
    <meta:editing-cycles>64</meta:editing-cycles>
    <meta:generator>LibreOffice/6.0.2.1$Linux_X86_64 LibreOffice_project/00m0$Build-1</meta:generator>
    <meta:document-statistic meta:table-count="0" meta:image-count="0" meta:object-count="0" meta:page-count="2" meta:paragraph-count="68" meta:word-count="441" meta:character-count="2030" meta:non-whitespace-character-count="1673"/>
  </office:meta>
</office:document-meta>
</file>